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-width="0.229cm" draw:marker-start-center="false" draw:marker-end-width="0.229cm" draw:marker-end-center="false" draw:fill="solid" draw:fill-color="#cc80b4" draw:opacity="50%" draw:textarea-horizontal-align="center" draw:textarea-vertical-align="middle" draw:shadow="hidden" draw:shadow-offset-x="0.3cm" draw:shadow-offset-y="0.3cm" draw:shadow-color="#808080" draw:shadow-opacity="50%"/>
    </style:style>
    <style:style style:name="gr2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solid" draw:fill-color="#cc80b4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0.371cm" svg:height="0.373cm" svg:x="9.213cm" svg:y="15.796cm" svg:viewBox="0 0 372 374" draw:points="0,0 372,0 0,374">
            <text:p/>
          </draw:polygon>
          <draw:polygon draw:style-name="gr1" draw:text-style-name="P1" draw:layer="layout" svg:width="0.371cm" svg:height="0.375cm" svg:x="11.451cm" svg:y="13.545cm" svg:viewBox="0 0 372 376" draw:points="0,0 372,0 0,376">
            <text:p/>
          </draw:polygon>
          <draw:rect draw:style-name="gr1" draw:text-style-name="P1" draw:layer="layout" svg:width="1.867cm" svg:height="0.376cm" svg:x="9.585cm" svg:y="13.545cm">
            <text:p/>
          </draw:rect>
          <draw:rect draw:style-name="gr1" draw:text-style-name="P1" draw:layer="layout" svg:width="0.373cm" svg:height="1.878cm" svg:x="9.213cm" svg:y="13.921cm">
            <text:p/>
          </draw:rect>
          <draw:line draw:style-name="gr2" draw:text-style-name="P2" draw:layer="layout" svg:x1="9.213cm" svg:y1="13.545cm" svg:x2="11.824cm" svg:y2="13.545cm">
            <text:p/>
          </draw:line>
          <draw:line draw:style-name="gr2" draw:text-style-name="P2" draw:layer="layout" svg:x1="9.213cm" svg:y1="13.921cm" svg:x2="11.451cm" svg:y2="13.921cm">
            <text:p/>
          </draw:line>
          <draw:line draw:style-name="gr2" draw:text-style-name="P2" draw:layer="layout" svg:x1="9.213cm" svg:y1="14.295cm" svg:x2="11.077cm" svg:y2="14.295cm">
            <text:p/>
          </draw:line>
          <draw:line draw:style-name="gr2" draw:text-style-name="P2" draw:layer="layout" svg:x1="9.213cm" svg:y1="14.669cm" svg:x2="10.705cm" svg:y2="14.669cm">
            <text:p/>
          </draw:line>
          <draw:line draw:style-name="gr2" draw:text-style-name="P2" draw:layer="layout" svg:x1="9.213cm" svg:y1="15.043cm" svg:x2="10.331cm" svg:y2="15.043cm">
            <text:p/>
          </draw:line>
          <draw:line draw:style-name="gr2" draw:text-style-name="P2" draw:layer="layout" svg:x1="9.213cm" svg:y1="15.796cm" svg:x2="9.585cm" svg:y2="15.796cm">
            <text:p/>
          </draw:line>
          <draw:line draw:style-name="gr2" draw:text-style-name="P2" draw:layer="layout" svg:x1="9.585cm" svg:y1="13.545cm" svg:x2="9.585cm" svg:y2="15.796cm">
            <text:p/>
          </draw:line>
          <draw:line draw:style-name="gr2" draw:text-style-name="P2" draw:layer="layout" svg:x1="9.959cm" svg:y1="13.545cm" svg:x2="9.959cm" svg:y2="15.42cm">
            <text:p/>
          </draw:line>
          <draw:line draw:style-name="gr2" draw:text-style-name="P2" draw:layer="layout" svg:x1="10.331cm" svg:y1="13.545cm" svg:x2="10.331cm" svg:y2="15.046cm">
            <text:p/>
          </draw:line>
          <draw:line draw:style-name="gr2" draw:text-style-name="P2" draw:layer="layout" svg:x1="10.705cm" svg:y1="13.545cm" svg:x2="10.705cm" svg:y2="14.67cm">
            <text:p/>
          </draw:line>
          <draw:line draw:style-name="gr2" draw:text-style-name="P2" draw:layer="layout" svg:x1="11.077cm" svg:y1="13.545cm" svg:x2="11.077cm" svg:y2="14.295cm">
            <text:p/>
          </draw:line>
          <draw:line draw:style-name="gr2" draw:text-style-name="P2" draw:layer="layout" svg:x1="11.451cm" svg:y1="13.545cm" svg:x2="11.451cm" svg:y2="13.921cm">
            <text:p/>
          </draw:line>
          <draw:line draw:style-name="gr2" draw:text-style-name="P2" draw:layer="layout" svg:x1="9.213cm" svg:y1="13.545cm" svg:x2="9.213cm" svg:y2="16.17cm">
            <text:p/>
          </draw:line>
          <draw:line draw:style-name="gr2" draw:text-style-name="P2" draw:layer="layout" svg:x1="9.213cm" svg:y1="15.42cm" svg:x2="9.959cm" svg:y2="15.42cm">
            <text:p/>
          </draw:line>
          <draw:polygon draw:style-name="gr1" draw:text-style-name="P1" draw:layer="layout" svg:width="0.371cm" svg:height="0.373cm" draw:transform="rotate (-3.14159265358979) translate (12.383cm 14.295cm)" svg:viewBox="0 0 372 374" draw:points="0,0 372,0 0,374">
            <text:p/>
          </draw:polygon>
          <draw:polygon draw:style-name="gr1" draw:text-style-name="P1" draw:layer="layout" svg:width="0.373cm" svg:height="0.375cm" draw:transform="rotate (-3.14159265358979) translate (10.146cm 16.546cm)" svg:viewBox="0 0 374 376" draw:points="0,0 374,0 0,376">
            <text:p/>
          </draw:polygon>
          <draw:rect draw:style-name="gr1" draw:text-style-name="P1" draw:layer="layout" svg:width="1.867cm" svg:height="0.376cm" draw:transform="rotate (-3.14159265358979) translate (12.01cm 16.546cm)">
            <text:p/>
          </draw:rect>
          <draw:rect draw:style-name="gr1" draw:text-style-name="P1" draw:layer="layout" svg:width="0.375cm" svg:height="1.876cm" draw:transform="rotate (-3.14159265358979) translate (12.386cm 16.17cm)">
            <text:p/>
          </draw:rect>
          <draw:line draw:style-name="gr2" draw:text-style-name="P2" draw:layer="layout" svg:x1="12.383cm" svg:y1="16.544cm" svg:x2="9.772cm" svg:y2="16.544cm">
            <text:p/>
          </draw:line>
          <draw:line draw:style-name="gr2" draw:text-style-name="P2" draw:layer="layout" svg:x1="12.383cm" svg:y1="16.17cm" svg:x2="10.146cm" svg:y2="16.17cm">
            <text:p/>
          </draw:line>
          <draw:line draw:style-name="gr2" draw:text-style-name="P2" draw:layer="layout" svg:x1="12.382cm" svg:y1="15.796cm" svg:x2="10.518cm" svg:y2="15.796cm">
            <text:p/>
          </draw:line>
          <draw:line draw:style-name="gr2" draw:text-style-name="P2" draw:layer="layout" svg:x1="12.382cm" svg:y1="15.42cm" svg:x2="10.892cm" svg:y2="15.42cm">
            <text:p/>
          </draw:line>
          <draw:line draw:style-name="gr2" draw:text-style-name="P2" draw:layer="layout" svg:x1="12.382cm" svg:y1="15.043cm" svg:x2="11.264cm" svg:y2="15.043cm">
            <text:p/>
          </draw:line>
          <draw:line draw:style-name="gr2" draw:text-style-name="P2" draw:layer="layout" svg:x1="12.383cm" svg:y1="14.295cm" svg:x2="12.011cm" svg:y2="14.295cm">
            <text:p/>
          </draw:line>
          <draw:line draw:style-name="gr2" draw:text-style-name="P2" draw:layer="layout" svg:x1="12.011cm" svg:y1="16.546cm" svg:x2="12.011cm" svg:y2="14.295cm">
            <text:p/>
          </draw:line>
          <draw:line draw:style-name="gr2" draw:text-style-name="P2" draw:layer="layout" svg:x1="11.638cm" svg:y1="16.544cm" svg:x2="11.638cm" svg:y2="14.669cm">
            <text:p/>
          </draw:line>
          <draw:line draw:style-name="gr2" draw:text-style-name="P2" draw:layer="layout" svg:x1="11.264cm" svg:y1="16.542cm" svg:x2="11.264cm" svg:y2="15.043cm">
            <text:p/>
          </draw:line>
          <draw:line draw:style-name="gr2" draw:text-style-name="P2" draw:layer="layout" svg:x1="10.892cm" svg:y1="16.545cm" svg:x2="10.892cm" svg:y2="15.42cm">
            <text:p/>
          </draw:line>
          <draw:line draw:style-name="gr2" draw:text-style-name="P2" draw:layer="layout" svg:x1="10.518cm" svg:y1="16.546cm" svg:x2="10.518cm" svg:y2="15.796cm">
            <text:p/>
          </draw:line>
          <draw:line draw:style-name="gr2" draw:text-style-name="P2" draw:layer="layout" svg:x1="10.146cm" svg:y1="16.546cm" svg:x2="10.146cm" svg:y2="16.17cm">
            <text:p/>
          </draw:line>
          <draw:line draw:style-name="gr2" draw:text-style-name="P2" draw:layer="layout" svg:x1="12.384cm" svg:y1="16.546cm" svg:x2="12.384cm" svg:y2="13.921cm">
            <text:p/>
          </draw:line>
          <draw:line draw:style-name="gr2" draw:text-style-name="P2" draw:layer="layout" svg:x1="12.382cm" svg:y1="14.669cm" svg:x2="11.638cm" svg:y2="14.66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2T07:38:05.718611450</meta:creation-date>
    <dc:date>2018-05-22T07:38:23.086586830</dc:date>
    <meta:editing-duration>PT20S</meta:editing-duration>
    <meta:editing-cycles>1</meta:editing-cycles>
    <meta:document-statistic meta:object-count="37"/>
    <meta:generator>LibreOffice/6.0.0.3$MacOSX_X86_64 LibreOffice_project/64a0f66915f38c6217de274f0aa8e15618924765</meta:generator>
  </office:meta>
</office:document-meta>
</file>